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009" officeooo:paragraph-rsid="00131009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31009" officeooo:paragraph-rsid="00131009"/>
    </style:style>
    <style:style style:name="P3" style:family="paragraph" style:parent-style-name="Title">
      <style:text-properties officeooo:rsid="00131009" officeooo:paragraph-rsid="00131009"/>
    </style:style>
    <style:style style:name="P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0131009" officeooo:paragraph-rsid="00131009" style:font-size-asian="10pt" style:font-style-asian="normal" style:font-weight-asian="normal"/>
    </style:style>
    <style:style style:name="P5" style:family="paragraph" style:parent-style-name="Standard">
      <style:text-properties officeooo:rsid="00131009" officeooo:paragraph-rsid="00131009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31009" officeooo:paragraph-rsid="00131009"/>
    </style:style>
    <style:style style:name="P7" style:family="paragraph" style:parent-style-name="Standard">
      <style:text-properties officeooo:rsid="001b954e" officeooo:paragraph-rsid="001b954e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b954e" officeooo:paragraph-rsid="001b954e"/>
    </style:style>
    <style:style style:name="P9" style:family="paragraph" style:parent-style-name="Standard">
      <style:text-properties officeooo:rsid="001e703f" officeooo:paragraph-rsid="002145fc"/>
    </style:style>
    <style:style style:name="P1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131009"/>
    </style:style>
    <style:style style:name="T1" style:family="text">
      <style:text-properties officeooo:rsid="0014f6c0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12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16" style:family="text">
      <style:text-properties officeooo:rsid="001cb4fd"/>
    </style:style>
    <style:style style:name="T1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8759" loext:opacity="100%" style:font-name="JetBrains Mono" fo:font-size="10pt" fo:font-style="normal" fo:font-weight="normal" officeooo:rsid="00131009" style:font-size-asian="10pt" style:font-style-asian="normal" style:font-weight-asian="normal"/>
    </style:style>
    <style:style style:name="T19" style:family="text">
      <style:text-properties officeooo:rsid="001f55af"/>
    </style:style>
    <style:style style:name="T20" style:family="text">
      <style:text-properties officeooo:rsid="002145fc"/>
    </style:style>
    <style:style style:name="T2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13100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</text:span>obot arm</text:p>
      <text:p text:style-name="P9"><text:span text:style-name="T20">1) </text:span>Implement 3-segment robot arm.</text:p>
      <text:p text:style-name="P9">I’ve implemented <text:span text:style-name="T19">a </text:span>dynamic N-segment robot arm <text:span text:style-name="T20">by slightly prettyfying initial code. </text:span></text:p>
      <text:p text:style-name="P1"><draw:frame draw:style-name="fr1" draw:name="Object1" text:anchor-type="as-char" svg:y="-0.2799in" svg:width="3.8902in" svg:height="0.4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span text:style-name="T2">def </text:span><text:span text:style-name="T5">rotation</text:span><text:span text:style-name="T6">(theta: </text:span><text:span text:style-name="T9">float</text:span><text:span text:style-name="T6">):</text:span><text:line-break/><text:span text:style-name="T6"> <text:s text:c="3"/></text:span><text:span text:style-name="T12">"""</text:span><text:line-break/><text:span text:style-name="T12"> <text:s text:c="3"/></text:span><text:span text:style-name="T13">:param</text:span><text:span text:style-name="T12"> theta: in radians</text:span><text:line-break/><text:span text:style-name="T12"> <text:s text:c="3"/></text:span><text:span text:style-name="T13">:return</text:span><text:span text:style-name="T12">:</text:span><text:line-break/><text:span text:style-name="T12"> <text:s text:c="3"/>"""</text:span><text:line-break/><text:span text:style-name="T12"> <text:s text:c="3"/></text:span><text:span text:style-name="T6">c = np.cos(theta)</text:span><text:line-break/><text:span text:style-name="T6"> <text:s text:c="3"/>s = np.sin(theta)</text:span><text:line-break/><text:line-break/><text:span text:style-name="T6"> <text:s text:c="3"/></text:span><text:span text:style-name="T2">return </text:span><text:span text:style-name="T6">np.array((</text:span><text:line-break/><text:span text:style-name="T6"> <text:s text:c="7"/>(c</text:span><text:span text:style-name="T2">, </text:span><text:span text:style-name="T6">-s)</text:span><text:span text:style-name="T2">,</text:span><text:line-break/><text:span text:style-name="T2"> <text:s text:c="7"/></text:span><text:span text:style-name="T6">(s</text:span><text:span text:style-name="T2">, </text:span><text:span text:style-name="T6">c)</text:span><text:span text:style-name="T2">,</text:span><text:line-break/><text:span text:style-name="T2"> <text:s text:c="3"/></text:span><text:span text:style-name="T6">))</text:span><text:line-break/><text:line-break/><text:line-break/><text:span text:style-name="T2">def </text:span><text:span text:style-name="T5">d_rotation</text:span><text:span text:style-name="T6">(theta: </text:span><text:span text:style-name="T9">float</text:span><text:span text:style-name="T6">):</text:span><text:line-break/><text:span text:style-name="T6"> <text:s text:c="3"/></text:span><text:span text:style-name="T12">"""</text:span><text:line-break/><text:span text:style-name="T12"> <text:s text:c="3"/></text:span><text:span text:style-name="T13">:param</text:span><text:span text:style-name="T12"> theta: in radians</text:span><text:line-break/><text:span text:style-name="T12"> <text:s text:c="3"/></text:span><text:span text:style-name="T13">:return</text:span><text:span text:style-name="T12">:</text:span><text:line-break/><text:span text:style-name="T12"> <text:s text:c="3"/>"""</text:span><text:line-break/><text:span text:style-name="T12"> <text:s text:c="3"/></text:span><text:span text:style-name="T6">c = np.cos(theta)</text:span><text:line-break/><text:span text:style-name="T6"> <text:s text:c="3"/>s = np.sin(theta)</text:span><text:line-break/><text:line-break/><text:span text:style-name="T6"> <text:s text:c="3"/></text:span><text:span text:style-name="T2">return </text:span><text:span text:style-name="T6">np.array((</text:span><text:line-break/><text:span text:style-name="T6"> <text:s text:c="7"/>(-s</text:span><text:span text:style-name="T2">, </text:span><text:span text:style-name="T6">-c)</text:span><text:span text:style-name="T2">,</text:span><text:line-break/><text:span text:style-name="T2"> <text:s text:c="7"/></text:span><text:span text:style-name="T6">(c</text:span><text:span text:style-name="T2">, </text:span><text:span text:style-name="T6">-s)</text:span><text:span text:style-name="T2">,</text:span><text:line-break/><text:span text:style-name="T2"> <text:s text:c="3"/></text:span><text:span text:style-name="T6">))</text:span></text:p>
      <text:p text:style-name="P4"/>
      <text:p text:style-name="P1"/>
      <text:p text:style-name="P1"/>
      <text:p text:style-name="P2"><text:span text:style-name="T6">prev_r = </text:span><text:span text:style-name="T2">None</text:span><text:line-break/><text:line-break/><text:span text:style-name="T2">for </text:span><text:span text:style-name="T6">segment_idx </text:span><text:span text:style-name="T2">in </text:span><text:span text:style-name="T9">range</text:span><text:span text:style-name="T6">(SEGMENT_COUNT):</text:span><text:line-break/><text:span text:style-name="T6"> <text:s text:c="3"/></text:span><text:span text:style-name="T21"># getting rotation value</text:span><text:line-break/><text:span text:style-name="T21"> <text:s text:c="3"/></text:span><text:span text:style-name="T6">theta = thetas[segment_idx]</text:span><text:line-break/><text:span text:style-name="T6"> <text:s text:c="3"/></text:span><text:span text:style-name="T21"># getting rotation matrix</text:span><text:line-break/><text:span text:style-name="T21"> <text:s text:c="3"/></text:span><text:span text:style-name="T6">r = rotation(theta)</text:span><text:line-break/><text:span text:style-name="T6"> <text:s text:c="3"/>dr_theta_1 = d_rotation(theta)</text:span><text:line-break/><text:span text:style-name="T6"> <text:s text:c="3"/></text:span><text:span text:style-name="T21"># calculating current segment vector by adding rotated segment template to the tip of the previous segment</text:span><text:line-break/><text:span text:style-name="T21"> <text:s text:c="3"/></text:span><text:span text:style-name="T6">np_joints[segment_idx+</text:span><text:span text:style-name="T14">1</text:span><text:span text:style-name="T6">] = np.dot(r</text:span><text:span text:style-name="T2">, </text:span><text:span text:style-name="T6">segment) + np_joints[segment_idx]</text:span><text:line-break/><text:line-break/><text:span text:style-name="T6"> <text:s text:c="3"/></text:span><text:span text:style-name="T21"># STILL BLACK MAGIC FOR ME</text:span><text:line-break/><text:span text:style-name="T21"> <text:s text:c="3"/></text:span><text:span text:style-name="T6">x = dr_theta_1 @ segment</text:span><text:line-break/><text:line-break/><text:span text:style-name="T6"> <text:s text:c="3"/></text:span><text:span text:style-name="T2">if </text:span><text:span text:style-name="T6">segment_idx:</text:span><text:line-break/><text:span text:style-name="T6"> <text:s text:c="7"/>x = prev_r @ x</text:span><text:line-break/><text:soft-page-break/><text:line-break/><text:span text:style-name="T6"> <text:s text:c="3"/></text:span><text:span text:style-name="T21"># is this somehow related to derivative of the loss function?</text:span><text:line-break/><text:span text:style-name="T21"> <text:s text:c="3"/></text:span><text:span text:style-name="T6">d_theta_1 = np.sum(x * -</text:span><text:span text:style-name="T14">2 </text:span><text:span text:style-name="T6">* (TARGET_POINT - np_joints[-</text:span><text:span text:style-name="T14">1</text:span><text:span text:style-name="T6">]))</text:span><text:line-break/><text:span text:style-name="T6"> <text:s text:c="3"/></text:span><text:span text:style-name="T21"># END OF BLACK MAGIC</text:span><text:line-break/><text:line-break/><text:span text:style-name="T21"> <text:s text:c="3"/># updating and storing new rotation value for the current segment</text:span><text:line-break/><text:span text:style-name="T21"> <text:s text:c="3"/></text:span><text:span text:style-name="T6">thetas[segment_idx] -= d_theta_1 * LEARNING_RATE</text:span><text:line-break/><text:line-break/><text:span text:style-name="T6"> <text:s text:c="3"/>prev_r = r</text:span></text:p>
      <text:p text:style-name="P10"><text:span text:style-name="T22"><text:line-break/></text:span><text:span text:style-name="T8">loss = np.sum((TARGET_POINT - np_joints[-</text:span><text:span text:style-name="T15">1</text:span><text:span text:style-name="T8">]) ** </text:span><text:span text:style-name="T15">2</text:span><text:span text:style-name="T8">)</text:span><text:span text:style-name="T22"><text:line-break/></text:span><text:span text:style-name="T8">plt.title(</text:span><text:span text:style-name="T18">f'loss: </text:span><text:span text:style-name="T4">{</text:span><text:span text:style-name="T8">loss</text:span><text:span text:style-name="T4">:</text:span><text:span text:style-name="T18">.4f</text:span><text:span text:style-name="T4">}</text:span><text:span text:style-name="T18"> thetas: </text:span><text:span text:style-name="T4">{</text:span><text:span text:style-name="T11">tuple</text:span><text:span text:style-name="T8">(</text:span><text:span text:style-name="T11">round</text:span><text:span text:style-name="T8">(np.rad2deg(theta)) </text:span><text:span text:style-name="T4">for </text:span><text:span text:style-name="T8">theta </text:span><text:span text:style-name="T4">in </text:span><text:span text:style-name="T8">thetas)</text:span><text:span text:style-name="T4">}</text:span><text:span text:style-name="T18">'</text:span><text:span text:style-name="T8">)</text:span></text:p>
      <text:p text:style-name="P1"/>
      <text:p text:style-name="P1"/>
      <text:p text:style-name="P7"><text:span text:style-name="T16">2) </text:span>Loss of MSE from tip of robot arm (last vector) to target point:</text:p>
      <text:p text:style-name="P8"><text:span text:style-name="T6">loss = np.sum((TARGET_POINT - np_joints[-</text:span><text:span text:style-name="T14">1</text:span><text:span text:style-name="T6">]) ** </text:span><text:span text:style-name="T14">2</text:span><text:span text:style-name="T6">)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34:45.297000000</meta:creation-date>
    <dc:date>2022-01-11T04:09:25.037000000</dc:date>
    <meta:editing-duration>PT1H18M5S</meta:editing-duration>
    <meta:editing-cycles>10</meta:editing-cycles>
    <meta:generator>LibreOffice/7.2.5.2$Windows_X86_64 LibreOffice_project/499f9727c189e6ef3471021d6132d4c694f357e5</meta:generator>
    <meta:document-statistic meta:table-count="0" meta:image-count="0" meta:object-count="1" meta:page-count="2" meta:paragraph-count="9" meta:word-count="210" meta:character-count="1571" meta:non-whitespace-character-count="1189"/>
  </office:meta>
</office:document-meta>
</file>

<file path=Object 1/content.xml><?xml version="1.0" encoding="utf-8"?>
<math xmlns="http://www.w3.org/1998/Math/MathML" display="block">
  <semantics>
    <mrow>
      <mfrac>
        <msub>
          <mi>L</mi>
          <mi mathvariant="italic">MSE</mi>
        </msub>
        <mrow>
          <mi>δ</mi>
          <mi>y</mi>
          <mi>'</mi>
        </mrow>
      </mfrac>
      <mo stretchy="false">=</mo>
      <mfrac>
        <msup>
          <mrow>
            <mo fence="true" form="prefix" stretchy="false">(</mo>
            <mrow>
              <mrow>
                <mrow>
                  <mi>y</mi>
                  <mo stretchy="false">−</mo>
                  <mi>y</mi>
                </mrow>
                <mi>'</mi>
              </mrow>
            </mrow>
            <mo fence="true" form="postfix" stretchy="false">)</mo>
          </mrow>
          <mn>2</mn>
        </msup>
        <mrow>
          <mi>δ</mi>
          <mi>y</mi>
          <mi>'</mi>
        </mrow>
      </mfrac>
      <mo stretchy="false">=</mo>
      <mrow>
        <mfrac>
          <msup>
            <mrow>
              <mo fence="true" form="prefix" stretchy="false">(</mo>
              <mrow>
                <mrow>
                  <mrow>
                    <mi>y</mi>
                    <mo stretchy="false">−</mo>
                    <mi>y</mi>
                  </mrow>
                  <mi>'</mi>
                </mrow>
              </mrow>
              <mo fence="true" form="postfix" stretchy="false">)</mo>
            </mrow>
            <mn>2</mn>
          </msup>
          <mrow>
            <mi>δ</mi>
            <mrow>
              <mo fence="true" form="prefix" stretchy="false">(</mo>
              <mrow>
                <mrow>
                  <mrow>
                    <mi>y</mi>
                    <mo stretchy="false">−</mo>
                    <mi>y</mi>
                  </mrow>
                  <mi>'</mi>
                </mrow>
              </mrow>
              <mo fence="true" form="postfix" stretchy="false">)</mo>
            </mrow>
          </mrow>
        </mfrac>
        <mo stretchy="false">⋅</mo>
        <mfrac>
          <mrow>
            <mo fence="true" form="prefix" stretchy="false">(</mo>
            <mrow>
              <mrow>
                <mrow>
                  <mi>y</mi>
                  <mo stretchy="false">−</mo>
                  <mi>y</mi>
                </mrow>
                <mi>'</mi>
              </mrow>
            </mrow>
            <mo fence="true" form="postfix" stretchy="false">)</mo>
          </mrow>
          <mrow>
            <mi>δ</mi>
            <mi>y</mi>
            <mi>'</mi>
          </mrow>
        </mfrac>
      </mrow>
      <mo stretchy="false">=</mo>
      <mrow>
        <mrow>
          <mo stretchy="false">−</mo>
          <mn>2</mn>
        </mrow>
        <mo stretchy="false">⋅</mo>
        <mrow>
          <mo fence="true" form="prefix" stretchy="false">(</mo>
          <mrow>
            <mrow>
              <mrow>
                <mi>y</mi>
                <mo stretchy="false">−</mo>
                <mi>y</mi>
              </mrow>
              <mi>'</mi>
            </mrow>
          </mrow>
          <mo fence="true" form="postfix" stretchy="false">)</mo>
        </mrow>
        <mo stretchy="false">⋅</mo>
        <mfrac>
          <mrow>
            <mi>y</mi>
            <mi>'</mi>
          </mrow>
          <mrow>
            <mi>δ</mi>
            <mi>y</mi>
            <mi>'</mi>
          </mrow>
        </mfrac>
      </mrow>
    </mrow>
    <annotation encoding="StarMath 5.0">L_MSE over {%delta y'} = { (y - y')^2 } over {%delta y'} = {{ (y - y')^2 } over { %delta (y - y') }} cdot { (y - y') over { %delta y' } } = -2 cdot (y - y') cdot {{y'} over {%delta y'} }</annotation>
  </semantics>
</math>
</file>